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list-style-name="L1">
      <style:text-properties style:font-name="Times New Roman" fo:font-size="12pt" style:font-size-asian="12pt" style:font-size-complex="12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7f0055" fo:font-weight="bold" style:font-weight-asian="bold" style:font-weight-complex="bold"/>
    </style:style>
    <style:style style:name="T4"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5" style:family="text">
      <style:text-properties fo:color="#0000c0"/>
    </style:style>
    <style:style style:name="T6" style:family="text">
      <style:text-properties fo:color="#6a3e3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mil Roman WIMIP IS Gr 3</text:p>
      <text:p text:style-name="P1">Scenariusz 5</text:p>
      <text:p text:style-name="P1">Temat :</text:p>
      <text:p text:style-name="P1">Budowa i działanie sieci Kohoneta dla WTM.<text:line-break/><text:line-break/> <text:s text:c="5"/>1) Syntetyczny opis budowy użytej sieci i algorytmu uczenia.</text:p>
      <text:p text:style-name="P1">Użyta sieć ma taką samą formę jak sieć użyta w poprzednim ćwiczeniu. Mamy macierz- siatkę (tutaj 4 na 5) perceptronów, każdy połączony z wejściem, każdy posiadający swoje losowo wygenerowane wagi, każdy mający za zadanie rozpoznawać jedną literę. Uczymy sieć 1000 razy (ilość wybrana osobiście, niekoniecznie najlepsza ilość), to znaczy pokazujemy losowo wybrany element na wejście każdego perceptronu. Uczymy ten, który wykazał największe „zainteresowanie” danym przykładem, by reagował na niego jeszcze mocniej. Na dodatek, uczymy jego najbliższych sąsiadów. Wagi zmieniamy według wzoru:<text:line-break/>Wi = Wi + współczynnikUczenia*(InputNaWage – Wi);<text:line-break/>Po uczeniu ważne jest przeprowadzenie normalizacji wektorów, żeby jeden perceptron nie był uczony za dużo razy i nie przejmował uczenia innych perceptronów.<text:line-break/>Następnie testujemy siec podając losowe wektory z przykładów i obserwujemy, które perceptrony kiedy się aktywują</text:p>
      <text:p text:style-name="P1"/>
      <text:list xml:id="list882903817684006478" text:style-name="L1">
        <text:list-item>
          <text:p text:style-name="P2">Otrzymane wyniki:<text:line-break/>Dla współczynnika uczenia równego 1:<text:line-break/><text:span text:style-name="T2">Na wzor nr 1 zareagowal perceptron o id 15</text:span></text:p>
        </text:list-item>
      </text:list>
      <text:p text:style-name="P3">Na wzor nr 14 zareagowal perceptron o id 15</text:p>
      <text:p text:style-name="P3">Na wzor nr 3 zareagowal perceptron o id 1</text:p>
      <text:p text:style-name="P3">Na wzor nr 4 zareagowal perceptron o id 5</text:p>
      <text:p text:style-name="P3">Na wzor nr 3 zareagowal perceptron o id 1</text:p>
      <text:p text:style-name="P3">Na wzor nr 11 zareagowal perceptron o id 0</text:p>
      <text:p text:style-name="P3">Na wzor nr 7 zareagowal perceptron o id 15</text:p>
      <text:p text:style-name="P3">Na wzor nr 6 zareagowal perceptron o id 7</text:p>
      <text:p text:style-name="P3">Na wzor nr 8 zareagowal perceptron o id 5</text:p>
      <text:p text:style-name="P3">Na wzor nr 7 zareagowal perceptron o id 15</text:p>
      <text:p text:style-name="P3">Na wzor nr 1 zareagowal perceptron o id 15</text:p>
      <text:p text:style-name="P3">Na wzor nr 9 zareagowal perceptron o id 1</text:p>
      <text:p text:style-name="P3">Na wzor nr 18 zareagowal perceptron o id 1</text:p>
      <text:p text:style-name="P3">Na wzor nr 14 zareagowal perceptron o id 15</text:p>
      <text:p text:style-name="P3">Na wzor nr 13 zareagowal perceptron o id 7</text:p>
      <text:p text:style-name="P3">Na wzor nr 16 zareagowal perceptron o id 5</text:p>
      <text:p text:style-name="P3">Na wzor nr 4 zareagowal perceptron o id 5</text:p>
      <text:p text:style-name="P3">Na wzor nr 10 zareagowal perceptron o id 5</text:p>
      <text:p text:style-name="P3">Na wzor nr 9 zareagowal perceptron o id 1</text:p>
      <text:p text:style-name="P3">Na wzor nr 4 zareagowal perceptron o id 5</text:p>
      <text:p text:style-name="P3">Na wzor nr 7 zareagowal perceptron o id 15</text:p>
      <text:p text:style-name="P3">Na wzor nr 5 zareagowal perceptron o id 15</text:p>
      <text:p text:style-name="P3">Na wzor nr 19 zareagowal perceptron o id 5</text:p>
      <text:p text:style-name="P3">Na wzor nr 16 zareagowal perceptron o id 5</text:p>
      <text:p text:style-name="P3">Na wzor nr 5 zareagowal perceptron o id 15</text:p>
      <text:p text:style-name="P3">Na wzor nr 16 zareagowal perceptron o id 5</text:p>
      <text:p text:style-name="P3">Na wzor nr 15 zareagowal perceptron o id 15</text:p>
      <text:p text:style-name="P3">Na wzor nr 11 zareagowal perceptron o id 0</text:p>
      <text:p text:style-name="P3">Na wzor nr 15 zareagowal perceptron o id 15</text:p>
      <text:p text:style-name="P3">Na wzor nr 15 zareagowal perceptron o id 15</text:p>
      <text:p text:style-name="P3">Na wzor nr 8 zareagowal perceptron o id 5</text:p>
      <text:p text:style-name="P3">Na wzor nr 8 zareagowal perceptron o id 5</text:p>
      <text:p text:style-name="P3">Na wzor nr 14 zareagowal perceptron o id 15</text:p>
      <text:p text:style-name="P3">Na wzor nr 12 zareagowal perceptron o id 15</text:p>
      <text:p text:style-name="P3">Na wzor nr 15 zareagowal perceptron o id 15</text:p>
      <text:p text:style-name="P3">Na wzor nr 18 zareagowal perceptron o id 1</text:p>
      <text:p text:style-name="P3">Na wzor nr 1 zareagowal perceptron o id 15</text:p>
      <text:p text:style-name="P3">Na wzor nr 15 zareagowal perceptron o id 15</text:p>
      <text:p text:style-name="P3"><text:soft-page-break/>Na wzor nr 10 zareagowal perceptron o id 5</text:p>
      <text:p text:style-name="P3">Na wzor nr 17 zareagowal perceptron o id 5</text:p>
      <text:p text:style-name="P3">Na wzor nr 7 zareagowal perceptron o id 15</text:p>
      <text:p text:style-name="P3">Na wzor nr 7 zareagowal perceptron o id 15</text:p>
      <text:p text:style-name="P3">Na wzor nr 7 zareagowal perceptron o id 15</text:p>
      <text:p text:style-name="P3">Na wzor nr 4 zareagowal perceptron o id 5</text:p>
      <text:p text:style-name="P3">Na wzor nr 9 zareagowal perceptron o id 1</text:p>
      <text:p text:style-name="P3">Na wzor nr 0 zareagowal perceptron o id 15</text:p>
      <text:p text:style-name="P3">Na wzor nr 16 zareagowal perceptron o id 5</text:p>
      <text:p text:style-name="P3">Na wzor nr 0 zareagowal perceptron o id 15</text:p>
      <text:p text:style-name="P3">Na wzor nr 0 zareagowal perceptron o id 15</text:p>
      <text:p text:style-name="P3">Na wzor nr 18 zareagowal perceptron o id 1</text:p>
      <text:p text:style-name="P3">Na wzor nr 16 zareagowal perceptron o id 5</text:p>
      <text:p text:style-name="P3">Na wzor nr 10 zareagowal perceptron o id 5</text:p>
      <text:p text:style-name="P3">Na wzor nr 12 zareagowal perceptron o id 15</text:p>
      <text:p text:style-name="P3">Na wzor nr 11 zareagowal perceptron o id 0</text:p>
      <text:p text:style-name="P3">Na wzor nr 11 zareagowal perceptron o id 0</text:p>
      <text:p text:style-name="P3">Na wzor nr 9 zareagowal perceptron o id 1</text:p>
      <text:p text:style-name="P3">Na wzor nr 0 zareagowal perceptron o id 15</text:p>
      <text:p text:style-name="P3">Na wzor nr 16 zareagowal perceptron o id 5</text:p>
      <text:p text:style-name="P3">Na wzor nr 8 zareagowal perceptron o id 5</text:p>
      <text:p text:style-name="P3">Na wzor nr 13 zareagowal perceptron o id 7</text:p>
      <text:p text:style-name="P3">Na wzor nr 1 zareagowal perceptron o id 15</text:p>
      <text:p text:style-name="P3">Na wzor nr 0 zareagowal perceptron o id 15</text:p>
      <text:p text:style-name="P3">Na wzor nr 16 zareagowal perceptron o id 5</text:p>
      <text:p text:style-name="P3">Na wzor nr 0 zareagowal perceptron o id 15</text:p>
      <text:p text:style-name="P3">Na wzor nr 2 zareagowal perceptron o id 7</text:p>
      <text:p text:style-name="P3">Na wzor nr 7 zareagowal perceptron o id 15</text:p>
      <text:p text:style-name="P3">Na wzor nr 10 zareagowal perceptron o id 5</text:p>
      <text:p text:style-name="P3">Na wzor nr 10 zareagowal perceptron o id 5</text:p>
      <text:p text:style-name="P3">Na wzor nr 19 zareagowal perceptron o id 5</text:p>
      <text:p text:style-name="P3">Na wzor nr 3 zareagowal perceptron o id 1</text:p>
      <text:p text:style-name="P3">Na wzor nr 0 zareagowal perceptron o id 15</text:p>
      <text:p text:style-name="P3">Na wzor nr 16 zareagowal perceptron o id 5</text:p>
      <text:p text:style-name="P3">Na wzor nr 3 zareagowal perceptron o id 1</text:p>
      <text:p text:style-name="P3">Na wzor nr 5 zareagowal perceptron o id 15</text:p>
      <text:p text:style-name="P3">Na wzor nr 19 zareagowal perceptron o id 5</text:p>
      <text:p text:style-name="P3">Na wzor nr 1 zareagowal perceptron o id 15</text:p>
      <text:p text:style-name="P3">Na wzor nr 8 zareagowal perceptron o id 5</text:p>
      <text:p text:style-name="P3">Na wzor nr 10 zareagowal perceptron o id 5</text:p>
      <text:p text:style-name="P3">Na wzor nr 11 zareagowal perceptron o id 0</text:p>
      <text:p text:style-name="P3">Na wzor nr 14 zareagowal perceptron o id 15</text:p>
      <text:p text:style-name="P3">Na wzor nr 13 zareagowal perceptron o id 7</text:p>
      <text:p text:style-name="P3">Na wzor nr 8 zareagowal perceptron o id 5</text:p>
      <text:p text:style-name="P3">Na wzor nr 2 zareagowal perceptron o id 7</text:p>
      <text:p text:style-name="P3">Na wzor nr 12 zareagowal perceptron o id 15</text:p>
      <text:p text:style-name="P3">Na wzor nr 7 zareagowal perceptron o id 15</text:p>
      <text:p text:style-name="P3">Na wzor nr 13 zareagowal perceptron o id 7</text:p>
      <text:p text:style-name="P3">Na wzor nr 16 zareagowal perceptron o id 5</text:p>
      <text:p text:style-name="P3">Na wzor nr 1 zareagowal perceptron o id 15</text:p>
      <text:p text:style-name="P3">Na wzor nr 12 zareagowal perceptron o id 15</text:p>
      <text:p text:style-name="P3">Na wzor nr 0 zareagowal perceptron o id 15</text:p>
      <text:p text:style-name="P3">Na wzor nr 5 zareagowal perceptron o id 15</text:p>
      <text:p text:style-name="P3">Na wzor nr 15 zareagowal perceptron o id 15</text:p>
      <text:p text:style-name="P3">Na wzor nr 6 zareagowal perceptron o id 7</text:p>
      <text:p text:style-name="P3">Na wzor nr 0 zareagowal perceptron o id 15</text:p>
      <text:p text:style-name="P3">Na wzor nr 18 zareagowal perceptron o id 1</text:p>
      <text:p text:style-name="P3">Na wzor nr 1 zareagowal perceptron o id 15</text:p>
      <text:p text:style-name="P3">Na wzor nr 17 zareagowal perceptron o id 5</text:p>
      <text:p text:style-name="P3">Na wzor nr 5 zareagowal perceptron o id 15</text:p>
      <text:p text:style-name="P3">Na wzor nr 18 zareagowal perceptron o id 1</text:p>
      <text:p text:style-name="P3">Na wzor nr 12 zareagowal perceptron o id 15</text:p>
      <text:list xml:id="list37624466" text:continue-numbering="true" text:style-name="L1">
        <text:list-header>
          <text:p text:style-name="P2"><text:line-break/><text:soft-page-break/>Dla współczynnika uczenia równego 0.1: <text:s text:c="4"/><text:line-break/><text:span text:style-name="T2">Na wzor nr 3 zareagowal perceptron o id 2</text:span></text:p>
        </text:list-header>
      </text:list>
      <text:p text:style-name="P3">Na wzor nr 2 zareagowal perceptron o id 3</text:p>
      <text:p text:style-name="P3">Na wzor nr 9 zareagowal perceptron o id 1</text:p>
      <text:p text:style-name="P3">Na wzor nr 2 zareagowal perceptron o id 3</text:p>
      <text:p text:style-name="P3">Na wzor nr 7 zareagowal perceptron o id 10</text:p>
      <text:p text:style-name="P3">Na wzor nr 13 zareagowal perceptron o id 8</text:p>
      <text:p text:style-name="P3">Na wzor nr 14 zareagowal perceptron o id 5</text:p>
      <text:p text:style-name="P3">Na wzor nr 11 zareagowal perceptron o id 17</text:p>
      <text:p text:style-name="P3">Na wzor nr 6 zareagowal perceptron o id 4</text:p>
      <text:p text:style-name="P3">Na wzor nr 12 zareagowal perceptron o id 9</text:p>
      <text:p text:style-name="P3">Na wzor nr 10 zareagowal perceptron o id 15</text:p>
      <text:p text:style-name="P3">Na wzor nr 13 zareagowal perceptron o id 8</text:p>
      <text:p text:style-name="P3">Na wzor nr 3 zareagowal perceptron o id 2</text:p>
      <text:p text:style-name="P3">Na wzor nr 7 zareagowal perceptron o id 10</text:p>
      <text:p text:style-name="P3">Na wzor nr 13 zareagowal perceptron o id 8</text:p>
      <text:p text:style-name="P3">Na wzor nr 17 zareagowal perceptron o id 14</text:p>
      <text:p text:style-name="P3">Na wzor nr 6 zareagowal perceptron o id 4</text:p>
      <text:p text:style-name="P3">Na wzor nr 16 zareagowal perceptron o id 7</text:p>
      <text:p text:style-name="P3">Na wzor nr 17 zareagowal perceptron o id 14</text:p>
      <text:p text:style-name="P3">Na wzor nr 9 zareagowal perceptron o id 1</text:p>
      <text:p text:style-name="P3">Na wzor nr 14 zareagowal perceptron o id 5</text:p>
      <text:p text:style-name="P3">Na wzor nr 18 zareagowal perceptron o id 3</text:p>
      <text:p text:style-name="P3">Na wzor nr 8 zareagowal perceptron o id 19</text:p>
      <text:p text:style-name="P3">Na wzor nr 7 zareagowal perceptron o id 10</text:p>
      <text:p text:style-name="P3">Na wzor nr 6 zareagowal perceptron o id 4</text:p>
      <text:p text:style-name="P3">Na wzor nr 18 zareagowal perceptron o id 3</text:p>
      <text:p text:style-name="P3">Na wzor nr 9 zareagowal perceptron o id 1</text:p>
      <text:p text:style-name="P3">Na wzor nr 1 zareagowal perceptron o id 11</text:p>
      <text:p text:style-name="P3">Na wzor nr 4 zareagowal perceptron o id 5</text:p>
      <text:p text:style-name="P3">Na wzor nr 2 zareagowal perceptron o id 3</text:p>
      <text:p text:style-name="P3">Na wzor nr 6 zareagowal perceptron o id 4</text:p>
      <text:p text:style-name="P3">Na wzor nr 4 zareagowal perceptron o id 5</text:p>
      <text:p text:style-name="P3">Na wzor nr 6 zareagowal perceptron o id 4</text:p>
      <text:p text:style-name="P3">Na wzor nr 15 zareagowal perceptron o id 5</text:p>
      <text:p text:style-name="P3">Na wzor nr 16 zareagowal perceptron o id 7</text:p>
      <text:p text:style-name="P3">Na wzor nr 4 zareagowal perceptron o id 5</text:p>
      <text:p text:style-name="P3">Na wzor nr 3 zareagowal perceptron o id 2</text:p>
      <text:p text:style-name="P3">Na wzor nr 7 zareagowal perceptron o id 10</text:p>
      <text:p text:style-name="P3">Na wzor nr 10 zareagowal perceptron o id 15</text:p>
      <text:p text:style-name="P3">Na wzor nr 6 zareagowal perceptron o id 4</text:p>
      <text:p text:style-name="P3">Na wzor nr 10 zareagowal perceptron o id 15</text:p>
      <text:p text:style-name="P3">Na wzor nr 11 zareagowal perceptron o id 17</text:p>
      <text:p text:style-name="P3">Na wzor nr 1 zareagowal perceptron o id 11</text:p>
      <text:p text:style-name="P3">Na wzor nr 19 zareagowal perceptron o id 6</text:p>
      <text:p text:style-name="P3">Na wzor nr 18 zareagowal perceptron o id 3</text:p>
      <text:p text:style-name="P3">Na wzor nr 8 zareagowal perceptron o id 19</text:p>
      <text:p text:style-name="P3">Na wzor nr 5 zareagowal perceptron o id 12</text:p>
      <text:p text:style-name="P3">Na wzor nr 13 zareagowal perceptron o id 8</text:p>
      <text:p text:style-name="P3">Na wzor nr 7 zareagowal perceptron o id 10</text:p>
      <text:p text:style-name="P3">Na wzor nr 5 zareagowal perceptron o id 12</text:p>
      <text:p text:style-name="P3">Na wzor nr 2 zareagowal perceptron o id 3</text:p>
      <text:p text:style-name="P3">Na wzor nr 7 zareagowal perceptron o id 10</text:p>
      <text:p text:style-name="P3">Na wzor nr 18 zareagowal perceptron o id 3</text:p>
      <text:p text:style-name="P3">Na wzor nr 5 zareagowal perceptron o id 12</text:p>
      <text:p text:style-name="P3">Na wzor nr 6 zareagowal perceptron o id 4</text:p>
      <text:p text:style-name="P3">Na wzor nr 8 zareagowal perceptron o id 19</text:p>
      <text:p text:style-name="P3">Na wzor nr 0 zareagowal perceptron o id 5</text:p>
      <text:p text:style-name="P3">Na wzor nr 3 zareagowal perceptron o id 2</text:p>
      <text:p text:style-name="P3">Na wzor nr 6 zareagowal perceptron o id 4</text:p>
      <text:p text:style-name="P3">Na wzor nr 9 zareagowal perceptron o id 1</text:p>
      <text:p text:style-name="P3">Na wzor nr 15 zareagowal perceptron o id 5</text:p>
      <text:p text:style-name="P3">Na wzor nr 14 zareagowal perceptron o id 5</text:p>
      <text:p text:style-name="P3"><text:soft-page-break/>Na wzor nr 16 zareagowal perceptron o id 7</text:p>
      <text:p text:style-name="P3">Na wzor nr 6 zareagowal perceptron o id 4</text:p>
      <text:p text:style-name="P3">Na wzor nr 5 zareagowal perceptron o id 12</text:p>
      <text:p text:style-name="P3">Na wzor nr 12 zareagowal perceptron o id 9</text:p>
      <text:p text:style-name="P3">Na wzor nr 0 zareagowal perceptron o id 5</text:p>
      <text:p text:style-name="P3">Na wzor nr 7 zareagowal perceptron o id 10</text:p>
      <text:p text:style-name="P3">Na wzor nr 3 zareagowal perceptron o id 2</text:p>
      <text:p text:style-name="P3">Na wzor nr 11 zareagowal perceptron o id 17</text:p>
      <text:p text:style-name="P3">Na wzor nr 3 zareagowal perceptron o id 2</text:p>
      <text:p text:style-name="P3">Na wzor nr 0 zareagowal perceptron o id 5</text:p>
      <text:p text:style-name="P3">Na wzor nr 19 zareagowal perceptron o id 6</text:p>
      <text:p text:style-name="P3">Na wzor nr 8 zareagowal perceptron o id 19</text:p>
      <text:p text:style-name="P3">Na wzor nr 17 zareagowal perceptron o id 14</text:p>
      <text:p text:style-name="P3">Na wzor nr 10 zareagowal perceptron o id 15</text:p>
      <text:p text:style-name="P3">Na wzor nr 19 zareagowal perceptron o id 6</text:p>
      <text:p text:style-name="P3">Na wzor nr 12 zareagowal perceptron o id 9</text:p>
      <text:p text:style-name="P3">Na wzor nr 16 zareagowal perceptron o id 7</text:p>
      <text:p text:style-name="P3">Na wzor nr 1 zareagowal perceptron o id 11</text:p>
      <text:p text:style-name="P3">Na wzor nr 13 zareagowal perceptron o id 8</text:p>
      <text:p text:style-name="P3">Na wzor nr 0 zareagowal perceptron o id 5</text:p>
      <text:p text:style-name="P3">Na wzor nr 10 zareagowal perceptron o id 15</text:p>
      <text:p text:style-name="P3">Na wzor nr 15 zareagowal perceptron o id 5</text:p>
      <text:p text:style-name="P3">Na wzor nr 12 zareagowal perceptron o id 9</text:p>
      <text:p text:style-name="P3">Na wzor nr 12 zareagowal perceptron o id 9</text:p>
      <text:p text:style-name="P3">Na wzor nr 15 zareagowal perceptron o id 5</text:p>
      <text:p text:style-name="P3">Na wzor nr 7 zareagowal perceptron o id 10</text:p>
      <text:p text:style-name="P3">Na wzor nr 4 zareagowal perceptron o id 5</text:p>
      <text:p text:style-name="P3">Na wzor nr 4 zareagowal perceptron o id 5</text:p>
      <text:p text:style-name="P3">Na wzor nr 15 zareagowal perceptron o id 5</text:p>
      <text:p text:style-name="P3">Na wzor nr 12 zareagowal perceptron o id 9</text:p>
      <text:p text:style-name="P3">Na wzor nr 18 zareagowal perceptron o id 3</text:p>
      <text:p text:style-name="P3">Na wzor nr 3 zareagowal perceptron o id 2</text:p>
      <text:p text:style-name="P3">Na wzor nr 19 zareagowal perceptron o id 6</text:p>
      <text:p text:style-name="P3">Na wzor nr 5 zareagowal perceptron o id 12</text:p>
      <text:p text:style-name="P3">Na wzor nr 0 zareagowal perceptron o id 5</text:p>
      <text:p text:style-name="P3">Na wzor nr 10 zareagowal perceptron o id 15</text:p>
      <text:p text:style-name="P3">Na wzor nr 0 zareagowal perceptron o id 5</text:p>
      <text:p text:style-name="P3">Na wzor nr 6 zareagowal perceptron o id 4</text:p>
      <text:list xml:id="list37631194" text:continue-numbering="true" text:style-name="L1">
        <text:list-header>
          <text:p text:style-name="P2"><text:line-break/><text:line-break/>Dla współczynnika uczenia równego 0.01: <text:s text:c="8"/><text:line-break/><text:span text:style-name="T2">Na wzor nr 0 zareagowal perceptron o id 3</text:span></text:p>
        </text:list-header>
      </text:list>
      <text:p text:style-name="P3">Na wzor nr 12 zareagowal perceptron o id 2</text:p>
      <text:p text:style-name="P3">Na wzor nr 5 zareagowal perceptron o id 3</text:p>
      <text:p text:style-name="P3">Na wzor nr 16 zareagowal perceptron o id 9</text:p>
      <text:p text:style-name="P3">Na wzor nr 11 zareagowal perceptron o id 16</text:p>
      <text:p text:style-name="P3">Na wzor nr 6 zareagowal perceptron o id 16</text:p>
      <text:p text:style-name="P3">Na wzor nr 5 zareagowal perceptron o id 3</text:p>
      <text:p text:style-name="P3">Na wzor nr 5 zareagowal perceptron o id 3</text:p>
      <text:p text:style-name="P3">Na wzor nr 9 zareagowal perceptron o id 9</text:p>
      <text:p text:style-name="P3">Na wzor nr 9 zareagowal perceptron o id 9</text:p>
      <text:p text:style-name="P3">Na wzor nr 2 zareagowal perceptron o id 16</text:p>
      <text:p text:style-name="P3">Na wzor nr 16 zareagowal perceptron o id 9</text:p>
      <text:p text:style-name="P3">Na wzor nr 14 zareagowal perceptron o id 3</text:p>
      <text:p text:style-name="P3">Na wzor nr 11 zareagowal perceptron o id 16</text:p>
      <text:p text:style-name="P3">Na wzor nr 5 zareagowal perceptron o id 3</text:p>
      <text:p text:style-name="P3">Na wzor nr 9 zareagowal perceptron o id 9</text:p>
      <text:p text:style-name="P3">Na wzor nr 16 zareagowal perceptron o id 9</text:p>
      <text:p text:style-name="P3">Na wzor nr 10 zareagowal perceptron o id 2</text:p>
      <text:p text:style-name="P3">Na wzor nr 4 zareagowal perceptron o id 3</text:p>
      <text:p text:style-name="P3">Na wzor nr 6 zareagowal perceptron o id 16</text:p>
      <text:p text:style-name="P3">Na wzor nr 12 zareagowal perceptron o id 2</text:p>
      <text:p text:style-name="P3">Na wzor nr 1 zareagowal perceptron o id 3</text:p>
      <text:p text:style-name="P3"><text:soft-page-break/>Na wzor nr 1 zareagowal perceptron o id 3</text:p>
      <text:p text:style-name="P3">Na wzor nr 13 zareagowal perceptron o id 16</text:p>
      <text:p text:style-name="P3">Na wzor nr 1 zareagowal perceptron o id 3</text:p>
      <text:p text:style-name="P3">Na wzor nr 4 zareagowal perceptron o id 3</text:p>
      <text:p text:style-name="P3">Na wzor nr 1 zareagowal perceptron o id 3</text:p>
      <text:p text:style-name="P3">Na wzor nr 9 zareagowal perceptron o id 9</text:p>
      <text:p text:style-name="P3">Na wzor nr 2 zareagowal perceptron o id 16</text:p>
      <text:p text:style-name="P3">Na wzor nr 12 zareagowal perceptron o id 2</text:p>
      <text:p text:style-name="P3">Na wzor nr 8 zareagowal perceptron o id 5</text:p>
      <text:p text:style-name="P3">Na wzor nr 17 zareagowal perceptron o id 5</text:p>
      <text:p text:style-name="P3">Na wzor nr 9 zareagowal perceptron o id 9</text:p>
      <text:p text:style-name="P3">Na wzor nr 18 zareagowal perceptron o id 16</text:p>
      <text:p text:style-name="P3">Na wzor nr 9 zareagowal perceptron o id 9</text:p>
      <text:p text:style-name="P3">Na wzor nr 8 zareagowal perceptron o id 5</text:p>
      <text:p text:style-name="P3">Na wzor nr 16 zareagowal perceptron o id 9</text:p>
      <text:p text:style-name="P3">Na wzor nr 18 zareagowal perceptron o id 16</text:p>
      <text:p text:style-name="P3">Na wzor nr 9 zareagowal perceptron o id 9</text:p>
      <text:p text:style-name="P3">Na wzor nr 12 zareagowal perceptron o id 2</text:p>
      <text:p text:style-name="P3">Na wzor nr 11 zareagowal perceptron o id 16</text:p>
      <text:p text:style-name="P3">Na wzor nr 6 zareagowal perceptron o id 16</text:p>
      <text:p text:style-name="P3">Na wzor nr 10 zareagowal perceptron o id 2</text:p>
      <text:p text:style-name="P3">Na wzor nr 14 zareagowal perceptron o id 3</text:p>
      <text:p text:style-name="P3">Na wzor nr 12 zareagowal perceptron o id 2</text:p>
      <text:p text:style-name="P3">Na wzor nr 9 zareagowal perceptron o id 9</text:p>
      <text:p text:style-name="P3">Na wzor nr 14 zareagowal perceptron o id 3</text:p>
      <text:p text:style-name="P3">Na wzor nr 2 zareagowal perceptron o id 16</text:p>
      <text:p text:style-name="P3">Na wzor nr 1 zareagowal perceptron o id 3</text:p>
      <text:p text:style-name="P3">Na wzor nr 6 zareagowal perceptron o id 16</text:p>
      <text:p text:style-name="P3">Na wzor nr 7 zareagowal perceptron o id 2</text:p>
      <text:p text:style-name="P3">Na wzor nr 16 zareagowal perceptron o id 9</text:p>
      <text:p text:style-name="P3">Na wzor nr 9 zareagowal perceptron o id 9</text:p>
      <text:p text:style-name="P3">Na wzor nr 12 zareagowal perceptron o id 2</text:p>
      <text:p text:style-name="P3">Na wzor nr 10 zareagowal perceptron o id 2</text:p>
      <text:p text:style-name="P3">Na wzor nr 14 zareagowal perceptron o id 3</text:p>
      <text:p text:style-name="P3">Na wzor nr 10 zareagowal perceptron o id 2</text:p>
      <text:p text:style-name="P3">Na wzor nr 7 zareagowal perceptron o id 2</text:p>
      <text:p text:style-name="P3">Na wzor nr 19 zareagowal perceptron o id 3</text:p>
      <text:p text:style-name="P3">Na wzor nr 6 zareagowal perceptron o id 16</text:p>
      <text:p text:style-name="P3">Na wzor nr 2 zareagowal perceptron o id 16</text:p>
      <text:p text:style-name="P3">Na wzor nr 14 zareagowal perceptron o id 3</text:p>
      <text:p text:style-name="P3">Na wzor nr 12 zareagowal perceptron o id 2</text:p>
      <text:p text:style-name="P3">Na wzor nr 16 zareagowal perceptron o id 9</text:p>
      <text:p text:style-name="P3">Na wzor nr 3 zareagowal perceptron o id 16</text:p>
      <text:p text:style-name="P3">Na wzor nr 4 zareagowal perceptron o id 3</text:p>
      <text:p text:style-name="P3">Na wzor nr 8 zareagowal perceptron o id 5</text:p>
      <text:p text:style-name="P3">Na wzor nr 9 zareagowal perceptron o id 9</text:p>
      <text:p text:style-name="P3">Na wzor nr 17 zareagowal perceptron o id 5</text:p>
      <text:p text:style-name="P3">Na wzor nr 15 zareagowal perceptron o id 2</text:p>
      <text:p text:style-name="P3">Na wzor nr 12 zareagowal perceptron o id 2</text:p>
      <text:p text:style-name="P3">Na wzor nr 19 zareagowal perceptron o id 3</text:p>
      <text:p text:style-name="P3">Na wzor nr 8 zareagowal perceptron o id 5</text:p>
      <text:p text:style-name="P3">Na wzor nr 11 zareagowal perceptron o id 16</text:p>
      <text:p text:style-name="P3">Na wzor nr 6 zareagowal perceptron o id 16</text:p>
      <text:p text:style-name="P3">Na wzor nr 14 zareagowal perceptron o id 3</text:p>
      <text:p text:style-name="P3">Na wzor nr 8 zareagowal perceptron o id 5</text:p>
      <text:p text:style-name="P3">Na wzor nr 0 zareagowal perceptron o id 3</text:p>
      <text:p text:style-name="P3">Na wzor nr 3 zareagowal perceptron o id 16</text:p>
      <text:p text:style-name="P3">Na wzor nr 13 zareagowal perceptron o id 16</text:p>
      <text:p text:style-name="P3">Na wzor nr 18 zareagowal perceptron o id 16</text:p>
      <text:p text:style-name="P3">Na wzor nr 11 zareagowal perceptron o id 16</text:p>
      <text:p text:style-name="P3">Na wzor nr 7 zareagowal perceptron o id 2</text:p>
      <text:p text:style-name="P3">Na wzor nr 1 zareagowal perceptron o id 3</text:p>
      <text:p text:style-name="P3">Na wzor nr 0 zareagowal perceptron o id 3</text:p>
      <text:p text:style-name="P3">Na wzor nr 14 zareagowal perceptron o id 3</text:p>
      <text:p text:style-name="P3"><text:soft-page-break/>Na wzor nr 4 zareagowal perceptron o id 3</text:p>
      <text:p text:style-name="P3">Na wzor nr 14 zareagowal perceptron o id 3</text:p>
      <text:p text:style-name="P3">Na wzor nr 12 zareagowal perceptron o id 2</text:p>
      <text:p text:style-name="P3">Na wzor nr 12 zareagowal perceptron o id 2</text:p>
      <text:p text:style-name="P3">Na wzor nr 11 zareagowal perceptron o id 16</text:p>
      <text:p text:style-name="P3">Na wzor nr 2 zareagowal perceptron o id 16</text:p>
      <text:p text:style-name="P3">Na wzor nr 17 zareagowal perceptron o id 5</text:p>
      <text:p text:style-name="P3">Na wzor nr 3 zareagowal perceptron o id 16</text:p>
      <text:p text:style-name="P3">Na wzor nr 14 zareagowal perceptron o id 3</text:p>
      <text:p text:style-name="P3">Na wzor nr 16 zareagowal perceptron o id 9</text:p>
      <text:p text:style-name="P3">Na wzor nr 4 zareagowal perceptron o id 3</text:p>
      <text:p text:style-name="P3">Na wzor nr 10 zareagowal perceptron o id 2</text:p>
      <text:p text:style-name="P3">Na wzor nr 7 zareagowal perceptron o id 2</text:p>
      <text:p text:style-name="P3">Na wzor nr 12 zareagowal perceptron o id 2</text:p>
      <text:list xml:id="list37614495" text:continue-numbering="true" text:style-name="L1">
        <text:list-header>
          <text:p text:style-name="P2"><text:line-break/><text:line-break/>Dla współczynnika uczenia równego 0.001:<text:line-break/><text:span text:style-name="T2">Na wzor nr 10 zareagowal perceptron o id 8</text:span></text:p>
        </text:list-header>
      </text:list>
      <text:p text:style-name="P3">Na wzor nr 16 zareagowal perceptron o id 8</text:p>
      <text:p text:style-name="P3">Na wzor nr 4 zareagowal perceptron o id 8</text:p>
      <text:p text:style-name="P3">Na wzor nr 9 zareagowal perceptron o id 8</text:p>
      <text:p text:style-name="P3">Na wzor nr 16 zareagowal perceptron o id 8</text:p>
      <text:p text:style-name="P3">Na wzor nr 2 zareagowal perceptron o id 8</text:p>
      <text:p text:style-name="P3">Na wzor nr 9 zareagowal perceptron o id 8</text:p>
      <text:p text:style-name="P3">Na wzor nr 19 zareagowal perceptron o id 8</text:p>
      <text:p text:style-name="P3">Na wzor nr 17 zareagowal perceptron o id 1</text:p>
      <text:p text:style-name="P3">Na wzor nr 15 zareagowal perceptron o id 8</text:p>
      <text:p text:style-name="P3">Na wzor nr 0 zareagowal perceptron o id 8</text:p>
      <text:p text:style-name="P3">Na wzor nr 17 zareagowal perceptron o id 1</text:p>
      <text:p text:style-name="P3">Na wzor nr 14 zareagowal perceptron o id 8</text:p>
      <text:p text:style-name="P3">Na wzor nr 18 zareagowal perceptron o id 8</text:p>
      <text:p text:style-name="P3">Na wzor nr 18 zareagowal perceptron o id 8</text:p>
      <text:p text:style-name="P3">Na wzor nr 3 zareagowal perceptron o id 8</text:p>
      <text:p text:style-name="P3">Na wzor nr 10 zareagowal perceptron o id 8</text:p>
      <text:p text:style-name="P3">Na wzor nr 11 zareagowal perceptron o id 8</text:p>
      <text:p text:style-name="P3">Na wzor nr 0 zareagowal perceptron o id 8</text:p>
      <text:p text:style-name="P3">Na wzor nr 18 zareagowal perceptron o id 8</text:p>
      <text:p text:style-name="P3">Na wzor nr 15 zareagowal perceptron o id 8</text:p>
      <text:p text:style-name="P3">Na wzor nr 2 zareagowal perceptron o id 8</text:p>
      <text:p text:style-name="P3">Na wzor nr 18 zareagowal perceptron o id 8</text:p>
      <text:p text:style-name="P3">Na wzor nr 19 zareagowal perceptron o id 8</text:p>
      <text:p text:style-name="P3">Na wzor nr 4 zareagowal perceptron o id 8</text:p>
      <text:p text:style-name="P3">Na wzor nr 10 zareagowal perceptron o id 8</text:p>
      <text:p text:style-name="P3">Na wzor nr 12 zareagowal perceptron o id 8</text:p>
      <text:p text:style-name="P3">Na wzor nr 4 zareagowal perceptron o id 8</text:p>
      <text:p text:style-name="P3">Na wzor nr 0 zareagowal perceptron o id 8</text:p>
      <text:p text:style-name="P3">Na wzor nr 15 zareagowal perceptron o id 8</text:p>
      <text:p text:style-name="P3">Na wzor nr 17 zareagowal perceptron o id 1</text:p>
      <text:p text:style-name="P3">Na wzor nr 4 zareagowal perceptron o id 8</text:p>
      <text:p text:style-name="P3">Na wzor nr 9 zareagowal perceptron o id 8</text:p>
      <text:p text:style-name="P3">Na wzor nr 9 zareagowal perceptron o id 8</text:p>
      <text:p text:style-name="P3">Na wzor nr 12 zareagowal perceptron o id 8</text:p>
      <text:p text:style-name="P3">Na wzor nr 11 zareagowal perceptron o id 8</text:p>
      <text:p text:style-name="P3">Na wzor nr 16 zareagowal perceptron o id 8</text:p>
      <text:p text:style-name="P3">Na wzor nr 13 zareagowal perceptron o id 8</text:p>
      <text:p text:style-name="P3">Na wzor nr 12 zareagowal perceptron o id 8</text:p>
      <text:p text:style-name="P3">Na wzor nr 7 zareagowal perceptron o id 8</text:p>
      <text:p text:style-name="P3">Na wzor nr 2 zareagowal perceptron o id 8</text:p>
      <text:p text:style-name="P3">Na wzor nr 9 zareagowal perceptron o id 8</text:p>
      <text:p text:style-name="P3">Na wzor nr 15 zareagowal perceptron o id 8</text:p>
      <text:p text:style-name="P3">Na wzor nr 6 zareagowal perceptron o id 8</text:p>
      <text:p text:style-name="P3">Na wzor nr 13 zareagowal perceptron o id 8</text:p>
      <text:p text:style-name="P3">Na wzor nr 3 zareagowal perceptron o id 8</text:p>
      <text:p text:style-name="P3"><text:soft-page-break/>Na wzor nr 15 zareagowal perceptron o id 8</text:p>
      <text:p text:style-name="P3">Na wzor nr 8 zareagowal perceptron o id 1</text:p>
      <text:p text:style-name="P3">Na wzor nr 6 zareagowal perceptron o id 8</text:p>
      <text:p text:style-name="P3">Na wzor nr 11 zareagowal perceptron o id 8</text:p>
      <text:p text:style-name="P3">Na wzor nr 14 zareagowal perceptron o id 8</text:p>
      <text:p text:style-name="P3">Na wzor nr 1 zareagowal perceptron o id 8</text:p>
      <text:p text:style-name="P3">Na wzor nr 10 zareagowal perceptron o id 8</text:p>
      <text:p text:style-name="P3">Na wzor nr 1 zareagowal perceptron o id 8</text:p>
      <text:p text:style-name="P3">Na wzor nr 8 zareagowal perceptron o id 1</text:p>
      <text:p text:style-name="P3">Na wzor nr 12 zareagowal perceptron o id 8</text:p>
      <text:p text:style-name="P3">Na wzor nr 15 zareagowal perceptron o id 8</text:p>
      <text:p text:style-name="P3">Na wzor nr 15 zareagowal perceptron o id 8</text:p>
      <text:p text:style-name="P3">Na wzor nr 3 zareagowal perceptron o id 8</text:p>
      <text:p text:style-name="P3">Na wzor nr 15 zareagowal perceptron o id 8</text:p>
      <text:p text:style-name="P3">Na wzor nr 9 zareagowal perceptron o id 8</text:p>
      <text:p text:style-name="P3">Na wzor nr 9 zareagowal perceptron o id 8</text:p>
      <text:p text:style-name="P3">Na wzor nr 7 zareagowal perceptron o id 8</text:p>
      <text:p text:style-name="P3">Na wzor nr 10 zareagowal perceptron o id 8</text:p>
      <text:p text:style-name="P3">Na wzor nr 10 zareagowal perceptron o id 8</text:p>
      <text:p text:style-name="P3">Na wzor nr 12 zareagowal perceptron o id 8</text:p>
      <text:p text:style-name="P3">Na wzor nr 8 zareagowal perceptron o id 1</text:p>
      <text:p text:style-name="P3">Na wzor nr 0 zareagowal perceptron o id 8</text:p>
      <text:p text:style-name="P3">Na wzor nr 19 zareagowal perceptron o id 8</text:p>
      <text:p text:style-name="P3">Na wzor nr 13 zareagowal perceptron o id 8</text:p>
      <text:p text:style-name="P3">Na wzor nr 13 zareagowal perceptron o id 8</text:p>
      <text:p text:style-name="P3">Na wzor nr 6 zareagowal perceptron o id 8</text:p>
      <text:p text:style-name="P3">Na wzor nr 5 zareagowal perceptron o id 8</text:p>
      <text:p text:style-name="P3">Na wzor nr 1 zareagowal perceptron o id 8</text:p>
      <text:p text:style-name="P3">Na wzor nr 7 zareagowal perceptron o id 8</text:p>
      <text:p text:style-name="P3">Na wzor nr 11 zareagowal perceptron o id 8</text:p>
      <text:p text:style-name="P3">Na wzor nr 1 zareagowal perceptron o id 8</text:p>
      <text:p text:style-name="P3">Na wzor nr 2 zareagowal perceptron o id 8</text:p>
      <text:p text:style-name="P3">Na wzor nr 7 zareagowal perceptron o id 8</text:p>
      <text:p text:style-name="P3">Na wzor nr 5 zareagowal perceptron o id 8</text:p>
      <text:p text:style-name="P3">Na wzor nr 0 zareagowal perceptron o id 8</text:p>
      <text:p text:style-name="P3">Na wzor nr 9 zareagowal perceptron o id 8</text:p>
      <text:p text:style-name="P3">Na wzor nr 5 zareagowal perceptron o id 8</text:p>
      <text:p text:style-name="P3">Na wzor nr 17 zareagowal perceptron o id 1</text:p>
      <text:p text:style-name="P3">Na wzor nr 7 zareagowal perceptron o id 8</text:p>
      <text:p text:style-name="P3">Na wzor nr 0 zareagowal perceptron o id 8</text:p>
      <text:p text:style-name="P3">Na wzor nr 10 zareagowal perceptron o id 8</text:p>
      <text:p text:style-name="P3">Na wzor nr 13 zareagowal perceptron o id 8</text:p>
      <text:p text:style-name="P3">Na wzor nr 10 zareagowal perceptron o id 8</text:p>
      <text:p text:style-name="P3">Na wzor nr 12 zareagowal perceptron o id 8</text:p>
      <text:p text:style-name="P3">Na wzor nr 8 zareagowal perceptron o id 1</text:p>
      <text:p text:style-name="P3">Na wzor nr 0 zareagowal perceptron o id 8</text:p>
      <text:p text:style-name="P3">Na wzor nr 0 zareagowal perceptron o id 8</text:p>
      <text:p text:style-name="P3">Na wzor nr 15 zareagowal perceptron o id 8</text:p>
      <text:p text:style-name="P3">Na wzor nr 10 zareagowal perceptron o id 8</text:p>
      <text:p text:style-name="P3">Na wzor nr 7 zareagowal perceptron o id 8</text:p>
      <text:p text:style-name="P3">Na wzor nr 12 zareagowal perceptron o id 8</text:p>
      <text:p text:style-name="P3">Na wzor nr 15 zareagowal perceptron o id 8</text:p>
      <text:p text:style-name="P3">Na wzor nr 7 zareagowal perceptron o id 8</text:p>
      <text:p text:style-name="P3">Na wzor nr 0 zareagowal perceptron o id 8</text:p>
      <text:list xml:id="list37628246" text:continue-numbering="true" text:style-name="L1">
        <text:list-header>
          <text:p text:style-name="P2"><text:line-break/></text:p>
        </text:list-header>
        <text:list-item>
          <text:p text:style-name="P2">Analiza i dyskusja błędów uczenia oraz cech dla wyników opracowanej sieci w zależności od współczynnika uczenia:<text:line-break/>Najlepsze wyniki dał współczynnik uczenia równy 0,1.<text:line-break/>Duży współczynnik nie pozwala na dobre uczenie sieci, tak samo jak za mały współczynnik.<text:line-break/>Sieć przy współczynniku uczenia 0.1 została nauczona najlepiej, jednak nie idealnie.<text:line-break/></text:p>
        </text:list-item>
        <text:list-item>
          <text:p text:style-name="P2"><text:soft-page-break/>Wnioski:<text:line-break/>Udało się zaimplementować sieć Kohoneta z algorytmem uczenia WTM.<text:line-break/>„Złotym środkiem” okazał się współczynnik uczenia nie za niski, nie za wysoki.<text:line-break/>1000 kroków uczenia nie wystarczyło do idealnego nauczenia sieci. Pozostawiło jednak zadowalającą ilość „elementów martwych” (nie aktywujących się przy żadnym wektorze- równą 4).<text:line-break/>Algorytm uczenia WTM jest lepszym algorytmem od WTA, pozwalającym na dokładniejsze nauczenie sieci niedopuszczające do problemu, polegającego na uczeniu tylko zwycięzcy.</text:p>
        </text:list-item>
        <text:list-item>
          <text:p text:style-name="P2">Listing kodu programu:<text:line-break/>Main:<text:line-break/>import java.util.Random;</text:p>
          <text:p text:style-name="P2"/>
          <text:p text:style-name="P2">public class main {</text:p>
          <text:p text:style-name="P2"><text:tab/>public static void main(String[] args) {</text:p>
          <text:p text:style-name="P2"><text:tab/><text:tab/>Random rand = new Random();</text:p>
          <text:p text:style-name="P2"><text:tab/><text:tab/>int rozmx = 4;</text:p>
          <text:p text:style-name="P2"><text:tab/><text:tab/>int rozmy = 5;</text:p>
          <text:p text:style-name="P2"><text:tab/><text:tab/>double[][] all = new double[20][20];</text:p>
          <text:p text:style-name="P2"><text:tab/><text:tab/>createWectors(all);</text:p>
          <text:p text:style-name="P2"><text:tab/><text:tab/>perc[][] siatka= new perc[rozmx][rozmy];</text:p>
          <text:p text:style-name="P2"><text:tab/><text:tab/>int wybrany = rand.nextInt(20);</text:p>
          <text:p text:style-name="P2"><text:tab/><text:tab/>double wspolczynnikUczenia = 0.001;</text:p>
          <text:p text:style-name="P2"><text:tab/><text:tab/>int obszarUczacy = 1;</text:p>
          <text:p text:style-name="P2"><text:tab/><text:tab/>int id=0;</text:p>
          <text:p text:style-name="P2"><text:tab/><text:tab/>int[] wyniki = new int[20];</text:p>
          <text:p text:style-name="P2"><text:tab/><text:tab/></text:p>
          <text:p text:style-name="P2"><text:tab/><text:tab/>for(int i=0;i&lt;rozmx;i++) {</text:p>
          <text:p text:style-name="P2"><text:tab/><text:tab/><text:tab/>for(int j=0;j&lt;rozmy;j++) {</text:p>
          <text:p text:style-name="P2"><text:tab/><text:tab/><text:tab/><text:tab/>siatka[i][j] = new perc(all[wybrany]);</text:p>
          <text:p text:style-name="P2"><text:tab/><text:tab/><text:tab/><text:tab/>siatka[i][j].setId(id);</text:p>
          <text:p text:style-name="P2"><text:tab/><text:tab/><text:tab/><text:tab/>id++;</text:p>
          <text:p text:style-name="P2"><text:tab/><text:tab/><text:tab/>}</text:p>
          <text:p text:style-name="P2"><text:tab/><text:tab/>}</text:p>
          <text:p text:style-name="P2"><text:tab/><text:tab/>///////////////////////////////////////</text:p>
          <text:p text:style-name="P2"><text:tab/><text:tab/>//////////Uczenie//////////////////////</text:p>
          <text:p text:style-name="P2"><text:tab/><text:tab/>///////////////////////////////////////</text:p>
          <text:p text:style-name="P2"/>
          <text:p text:style-name="P2"><text:tab/><text:tab/>for(int i=0;i&lt;1000;i++) {</text:p>
          <text:p text:style-name="P2"><text:tab/><text:tab/><text:tab/>wybrany = rand.nextInt(20);</text:p>
          <text:p text:style-name="P2"><text:tab/><text:tab/><text:tab/>double makssum = 0;</text:p>
          <text:p text:style-name="P2"><text:tab/><text:tab/><text:tab/>int maksi = 0;</text:p>
          <text:p text:style-name="P2"><text:tab/><text:tab/><text:tab/>int maksj = 0;</text:p>
          <text:p text:style-name="P2"><text:tab/><text:tab/><text:tab/>for(int j=0;j&lt;rozmx;j++) {</text:p>
          <text:p text:style-name="P2"><text:tab/><text:tab/><text:tab/><text:tab/>for(int k=0;k&lt;rozmy;k++) {</text:p>
          <text:p text:style-name="P2"><text:tab/><text:tab/><text:tab/><text:tab/><text:tab/>siatka[j][k].setVector(all[wybrany]);</text:p>
          <text:p text:style-name="P2"><text:tab/><text:tab/><text:tab/><text:tab/><text:tab/>if(siatka[j][k].sum()&gt;makssum) {</text:p>
          <text:p text:style-name="P2"><text:tab/><text:tab/><text:tab/><text:tab/><text:tab/><text:tab/>makssum = siatka[j][k].getSuma();</text:p>
          <text:p text:style-name="P2"><text:tab/><text:tab/><text:tab/><text:tab/><text:tab/><text:tab/>maksi = j;</text:p>
          <text:p text:style-name="P2"><text:tab/><text:tab/><text:tab/><text:tab/><text:tab/><text:tab/>maksj = k;</text:p>
          <text:p text:style-name="P2"><text:tab/><text:tab/><text:tab/><text:tab/><text:tab/>}</text:p>
          <text:p text:style-name="P2"><text:tab/><text:tab/><text:tab/><text:tab/>}</text:p>
          <text:p text:style-name="P2"><text:tab/><text:tab/><text:tab/>}</text:p>
          <text:p text:style-name="P2"><text:soft-page-break/><text:tab/><text:tab/><text:tab/>for(int j = -obszarUczacy;j&lt;obszarUczacy;j++) {</text:p>
          <text:p text:style-name="P2"><text:tab/><text:tab/><text:tab/><text:tab/>for(int k = -obszarUczacy;k&lt;obszarUczacy;k++) {</text:p>
          <text:p text:style-name="P2"><text:tab/><text:tab/><text:tab/><text:tab/><text:tab/>if((maksi+j&gt;=0 &amp;&amp; maksi+j&lt;rozmx)&amp;&amp;(maksj+k&gt;=0 &amp;&amp; maksj+k&lt;rozmy)) {</text:p>
          <text:p text:style-name="P2"><text:tab/><text:tab/><text:tab/><text:tab/><text:tab/><text:tab/>siatka[maksi+j][maksj+k].ucz(wspolczynnikUczenia, all[wybrany]);</text:p>
          <text:p text:style-name="P2"><text:tab/><text:tab/><text:tab/><text:tab/><text:tab/>}</text:p>
          <text:p text:style-name="P2"><text:tab/><text:tab/><text:tab/><text:tab/>}<text:tab/></text:p>
          <text:p text:style-name="P2"><text:tab/><text:tab/><text:tab/>}</text:p>
          <text:p text:style-name="P2"><text:tab/><text:tab/><text:tab/>siatka[maksi][maksj].ucz(wspolczynnikUczenia, all[wybrany]);</text:p>
          <text:p text:style-name="P2"><text:tab/><text:tab/>}</text:p>
          <text:p text:style-name="P2"><text:tab/><text:tab/></text:p>
          <text:p text:style-name="P2"><text:tab/><text:tab/></text:p>
          <text:p text:style-name="P2"><text:tab/><text:tab/>//////////////////////////////////////</text:p>
          <text:p text:style-name="P2"><text:tab/><text:tab/>///////////////Testowanie/////////////</text:p>
          <text:p text:style-name="P2"><text:tab/><text:tab/>//////////////////////////////////////</text:p>
          <text:p text:style-name="P2"><text:tab/><text:tab/>for(int i=0;i&lt;100;i++) {</text:p>
          <text:p text:style-name="P2"><text:tab/><text:tab/><text:tab/>wybrany = rand.nextInt(20);</text:p>
          <text:p text:style-name="P2"><text:tab/><text:tab/><text:tab/>double makssum = 0;</text:p>
          <text:p text:style-name="P2"><text:tab/><text:tab/><text:tab/>int maksi = 0;</text:p>
          <text:p text:style-name="P2"><text:tab/><text:tab/><text:tab/>int maksj = 0;</text:p>
          <text:p text:style-name="P2"><text:tab/><text:tab/><text:tab/>for(int j=0;j&lt;rozmx;j++) {</text:p>
          <text:p text:style-name="P2"><text:tab/><text:tab/><text:tab/><text:tab/>for(int k=0;k&lt;rozmy;k++) {</text:p>
          <text:p text:style-name="P2"><text:tab/><text:tab/><text:tab/><text:tab/><text:tab/>siatka[j][k].setVector(all[wybrany]);</text:p>
          <text:p text:style-name="P2"><text:tab/><text:tab/><text:tab/><text:tab/><text:tab/>if(siatka[j][k].sum()&gt;makssum) {</text:p>
          <text:p text:style-name="P2"><text:tab/><text:tab/><text:tab/><text:tab/><text:tab/><text:tab/>makssum = siatka[j][k].getSuma();</text:p>
          <text:p text:style-name="P2"><text:tab/><text:tab/><text:tab/><text:tab/><text:tab/><text:tab/>maksi = j;</text:p>
          <text:p text:style-name="P2"><text:tab/><text:tab/><text:tab/><text:tab/><text:tab/><text:tab/>maksj = k;</text:p>
          <text:p text:style-name="P2"><text:tab/><text:tab/><text:tab/><text:tab/><text:tab/>}</text:p>
          <text:p text:style-name="P2"><text:tab/><text:tab/><text:tab/><text:tab/>}</text:p>
          <text:p text:style-name="P2"><text:tab/><text:tab/><text:tab/>}</text:p>
          <text:p text:style-name="P2"><text:tab/><text:tab/><text:tab/>wyniki[siatka[maksi][maksj].getId()]+=1;</text:p>
          <text:p text:style-name="P2"><text:tab/><text:tab/><text:tab/>System.out.println("Na wzor nr "+wybrany+" zareagowal perceptron o id "+siatka[maksi][maksj].getId());<text:tab/></text:p>
          <text:p text:style-name="P2"><text:tab/><text:tab/>}</text:p>
          <text:p text:style-name="P2"/>
          <text:p text:style-name="P2"><text:tab/><text:tab/></text:p>
          <text:p text:style-name="P2"><text:tab/>}</text:p>
          <text:p text:style-name="P2"><text:tab/></text:p>
          <text:p text:style-name="P2"><text:tab/>public static void createWectors(double[][] all) {</text:p>
          <text:p text:style-name="P2"><text:tab/><text:tab/>double[] A={0,1,1,0,1,0,0,1,1,1,1,1,1,0,0,1,1,0,0,1};</text:p>
          <text:p text:style-name="P2"><text:tab/><text:tab/>double[] B={1,1,1,0,1,0,0,1,1,1,1,0,1,0,0,1,1,1,1,0};</text:p>
          <text:p text:style-name="P2"><text:tab/><text:tab/>double[] C={0,1,1,0,1,0,0,1,1,0,0,0,1,0,0,1,0,1,1,0};</text:p>
          <text:p text:style-name="P2"><text:tab/><text:tab/>double[] D={1,1,1,0,1,0,0,1,1,0,0,1,1,0,0,1,1,1,1,0};</text:p>
          <text:p text:style-name="P2"><text:tab/><text:tab/>double[] E={1,1,1,1,1,0,0,0,1,1,1,1,1,0,0,0,1,1,1,1};</text:p>
          <text:p text:style-name="P2"><text:tab/><text:tab/>double[] F={1,1,1,1,1,0,0,0,1,1,1,0,1,0,0,0,1,0,0,0};</text:p>
          <text:p text:style-name="P2"><text:tab/><text:tab/>double[] G={0,1,1,0,1,0,0,0,1,0,1,0,1,0,0,1,0,1,1,0};</text:p>
          <text:p text:style-name="P2"><text:tab/><text:tab/>double[] H={1,0,0,1,1,0,0,1,1,1,1,1,1,0,0,1,1,0,0,1};</text:p>
          <text:p text:style-name="P2"><text:tab/><text:tab/>double[] I={0,1,1,0,0,1,1,0,0,1,1,0,0,1,1,0,0,1,1,0};</text:p>
          <text:p text:style-name="P2"><text:tab/><text:tab/>double[] J={0,1,1,1,0,0,0,1,0,0,0,1,0,0,0,1,1,1,1,0};</text:p>
          <text:p text:style-name="P2"><text:tab/><text:tab/>double[] K={1,0,0,1,1,0,1,0,1,1,0,0,1,0,1,0,1,0,0,1};<text:tab/><text:tab/><text:tab/></text:p>
          <text:p text:style-name="P2"><text:tab/><text:tab/>double[] L={1,0,0,0,1,0,0,0,1,0,0,0,1,0,0,0,1,1,1,0};</text:p>
          <text:p text:style-name="P2"><text:soft-page-break/><text:tab/><text:tab/>double[] N={1,0,0,1,1,1,0,1,1,0,1,1,1,0,0,1,1,0,0,1};</text:p>
          <text:p text:style-name="P2"><text:tab/><text:tab/>double[] O={0,1,1,0,1,0,0,1,1,0,0,1,1,0,0,1,0,1,1,0};</text:p>
          <text:p text:style-name="P2"><text:tab/><text:tab/>double[] P={1,1,1,0,1,0,0,1,1,1,1,0,1,0,0,0,1,0,0,0};</text:p>
          <text:p text:style-name="P2"><text:tab/><text:tab/>double[] R={1,1,1,0,1,0,0,1,1,1,1,0,1,0,1,0,1,0,0,1};</text:p>
          <text:p text:style-name="P2"><text:tab/><text:tab/>double[] S={0,1,1,1,1,0,0,0,0,1,1,0,0,0,0,1,1,1,1,0};</text:p>
          <text:p text:style-name="P2"><text:tab/><text:tab/>double[] T={1,1,1,1,0,1,1,0,0,1,1,0,0,1,1,0,0,1,1,0};</text:p>
          <text:p text:style-name="P2"><text:tab/><text:tab/>double[] U={1,0,0,1,1,0,0,1,1,0,0,1,1,0,0,1,0,1,1,0};</text:p>
          <text:p text:style-name="P2"><text:tab/><text:tab/>double[] Z={1,1,1,1,0,0,1,0,0,1,0,0,1,0,0,0,1,1,1,1};</text:p>
          <text:p text:style-name="P2"><text:tab/><text:tab/>all[0]=A;</text:p>
          <text:p text:style-name="P2"><text:tab/><text:tab/>all[1]=B;</text:p>
          <text:p text:style-name="P2"><text:tab/><text:tab/>all[2]=C;</text:p>
          <text:p text:style-name="P2"><text:tab/><text:tab/>all[3]=D;</text:p>
          <text:p text:style-name="P2"><text:tab/><text:tab/>all[4]=E;</text:p>
          <text:p text:style-name="P2"><text:tab/><text:tab/>all[5]=F;</text:p>
          <text:p text:style-name="P2"><text:tab/><text:tab/>all[6]=G;</text:p>
          <text:p text:style-name="P2"><text:tab/><text:tab/>all[7]=H;</text:p>
          <text:p text:style-name="P2"><text:tab/><text:tab/>all[8]=I;</text:p>
          <text:p text:style-name="P2"><text:tab/><text:tab/>all[9]=J;</text:p>
          <text:p text:style-name="P2"><text:tab/><text:tab/>all[10]=K;</text:p>
          <text:p text:style-name="P2"><text:tab/><text:tab/>all[11]=L;</text:p>
          <text:p text:style-name="P2"><text:tab/><text:tab/>all[12]=N;</text:p>
          <text:p text:style-name="P2"><text:tab/><text:tab/>all[13]=O;</text:p>
          <text:p text:style-name="P2"><text:tab/><text:tab/>all[14]=P;</text:p>
          <text:p text:style-name="P2"><text:tab/><text:tab/>all[15]=R;</text:p>
          <text:p text:style-name="P2"><text:tab/><text:tab/>all[16]=S;</text:p>
          <text:p text:style-name="P2"><text:tab/><text:tab/>all[17]=T;</text:p>
          <text:p text:style-name="P2"><text:tab/><text:tab/>all[18]=U;</text:p>
          <text:p text:style-name="P2"><text:tab/><text:tab/>all[19]=Z;</text:p>
          <text:p text:style-name="P2"><text:tab/>}</text:p>
          <text:p text:style-name="P2">}<text:line-break/><text:line-break/>Perceptron:<text:line-break/><text:span text:style-name="T4">import</text:span><text:span text:style-name="T2"> java.util.Random;</text:span></text:p>
        </text:list-item>
      </text:list>
      <text:p text:style-name="P4"/>
      <text:p text:style-name="P4"><text:span text:style-name="T3">public</text:span><text:span text:style-name="T1"> </text:span><text:span text:style-name="T3">class</text:span><text:span text:style-name="T1"> perc {</text:span></text:p>
      <text:p text:style-name="P4"><text:span text:style-name="T1"><text:tab/>Random </text:span><text:span text:style-name="T5">rand</text:span><text:span text:style-name="T1"> = </text:span><text:span text:style-name="T3">new</text:span><text:span text:style-name="T1"> Random();</text:span></text:p>
      <text:p text:style-name="P4"><text:span text:style-name="T1"><text:tab/></text:span><text:span text:style-name="T3">private</text:span><text:span text:style-name="T1"> </text:span><text:span text:style-name="T3">double</text:span><text:span text:style-name="T1"> </text:span><text:span text:style-name="T5">suma</text:span><text:span text:style-name="T1">;</text:span></text:p>
      <text:p text:style-name="P4"><text:span text:style-name="T1"><text:tab/></text:span><text:span text:style-name="T3">double</text:span><text:span text:style-name="T1">[] </text:span><text:span text:style-name="T5">wector</text:span><text:span text:style-name="T1">;</text:span></text:p>
      <text:p text:style-name="P4"><text:span text:style-name="T1"><text:tab/></text:span><text:span text:style-name="T3">double</text:span><text:span text:style-name="T1">[] </text:span><text:span text:style-name="T5">weights</text:span><text:span text:style-name="T1">;</text:span></text:p>
      <text:p text:style-name="P4"><text:span text:style-name="T1"><text:tab/></text:span><text:span text:style-name="T3">int</text:span><text:span text:style-name="T1"> </text:span><text:span text:style-name="T5">id</text:span><text:span text:style-name="T1">;</text:span></text:p>
      <text:p text:style-name="P3"><text:tab/></text:p>
      <text:p text:style-name="P4"><text:span text:style-name="T1"><text:tab/></text:span><text:span text:style-name="T3">public</text:span><text:span text:style-name="T1"> perc(</text:span><text:span text:style-name="T3">double</text:span><text:span text:style-name="T1">[] </text:span><text:span text:style-name="T6">vector</text:span><text:span text:style-name="T1">) {</text:span></text:p>
      <text:p text:style-name="P4"><text:span text:style-name="T1"><text:tab/><text:tab/></text:span><text:span text:style-name="T3">this</text:span><text:span text:style-name="T1">.</text:span><text:span text:style-name="T5">wector</text:span><text:span text:style-name="T1"> = </text:span><text:span text:style-name="T6">vector</text:span><text:span text:style-name="T1">;</text:span></text:p>
      <text:p text:style-name="P4"><text:span text:style-name="T1"><text:tab/><text:tab/></text:span><text:span text:style-name="T5">weights</text:span><text:span text:style-name="T1">=</text:span><text:span text:style-name="T3">new</text:span><text:span text:style-name="T1"> </text:span><text:span text:style-name="T3">double</text:span><text:span text:style-name="T1">[</text:span><text:span text:style-name="T6">vector</text:span><text:span text:style-name="T1">.</text:span><text:span text:style-name="T5">length</text:span><text:span text:style-name="T1">];</text:span></text:p>
      <text:p text:style-name="P4"><text:span text:style-name="T1"><text:tab/><text:tab/></text:span><text:span text:style-name="T3">for</text:span><text:span text:style-name="T1">(</text:span><text:span text:style-name="T3">int</text:span><text:span text:style-name="T1"> </text:span><text:span text:style-name="T6">i</text:span><text:span text:style-name="T1">=0;</text:span><text:span text:style-name="T6">i</text:span><text:span text:style-name="T1">&lt;</text:span><text:span text:style-name="T6">vector</text:span><text:span text:style-name="T1">.</text:span><text:span text:style-name="T5">length</text:span><text:span text:style-name="T1">;</text:span><text:span text:style-name="T6">i</text:span><text:span text:style-name="T1">++) {</text:span></text:p>
      <text:p text:style-name="P4"><text:span text:style-name="T1"><text:tab/><text:tab/><text:tab/></text:span><text:span text:style-name="T5">weights</text:span><text:span text:style-name="T1">[</text:span><text:span text:style-name="T6">i</text:span><text:span text:style-name="T1">]=</text:span><text:span text:style-name="T5">rand</text:span><text:span text:style-name="T1">.nextDouble()*2-1;</text:span></text:p>
      <text:p text:style-name="P3"><text:tab/><text:tab/>}</text:p>
      <text:p text:style-name="P3"><text:tab/>}</text:p>
      <text:p text:style-name="P3"><text:tab/></text:p>
      <text:p text:style-name="P4"><text:span text:style-name="T1"><text:tab/></text:span><text:span text:style-name="T3">public</text:span><text:span text:style-name="T1"> </text:span><text:span text:style-name="T3">void</text:span><text:span text:style-name="T1"> setVector(</text:span><text:span text:style-name="T3">double</text:span><text:span text:style-name="T1">[] </text:span><text:span text:style-name="T6">vector</text:span><text:span text:style-name="T1">) {</text:span></text:p>
      <text:p text:style-name="P4"><text:span text:style-name="T1"><text:tab/><text:tab/></text:span><text:span text:style-name="T3">this</text:span><text:span text:style-name="T1">.</text:span><text:span text:style-name="T5">wector</text:span><text:span text:style-name="T1">=</text:span><text:span text:style-name="T6">vector</text:span><text:span text:style-name="T1">;</text:span></text:p>
      <text:p text:style-name="P3"><text:tab/>}</text:p>
      <text:p text:style-name="P4"><text:span text:style-name="T1"><text:tab/></text:span><text:span text:style-name="T3">public</text:span><text:span text:style-name="T1"> </text:span><text:span text:style-name="T3">double</text:span><text:span text:style-name="T1"> sum() {</text:span></text:p>
      <text:p text:style-name="P4"><text:span text:style-name="T1"><text:tab/><text:tab/></text:span><text:span text:style-name="T5">suma</text:span><text:span text:style-name="T1">=0;</text:span></text:p>
      <text:p text:style-name="P4"><text:span text:style-name="T1"><text:tab/><text:tab/></text:span><text:span text:style-name="T3">for</text:span><text:span text:style-name="T1">(</text:span><text:span text:style-name="T3">int</text:span><text:span text:style-name="T1"> </text:span><text:span text:style-name="T6">i</text:span><text:span text:style-name="T1">=0;</text:span><text:span text:style-name="T6">i</text:span><text:span text:style-name="T1">&lt;</text:span><text:span text:style-name="T5">weights</text:span><text:span text:style-name="T1">.</text:span><text:span text:style-name="T5">length</text:span><text:span text:style-name="T1">;</text:span><text:span text:style-name="T6">i</text:span><text:span text:style-name="T1">++) {</text:span></text:p>
      <text:p text:style-name="P4"><text:span text:style-name="T1"><text:tab/><text:tab/><text:tab/></text:span><text:span text:style-name="T5">suma</text:span><text:span text:style-name="T1">+=</text:span><text:span text:style-name="T5">wector</text:span><text:span text:style-name="T1">[</text:span><text:span text:style-name="T6">i</text:span><text:span text:style-name="T1">]*</text:span><text:span text:style-name="T5">weights</text:span><text:span text:style-name="T1">[</text:span><text:span text:style-name="T6">i</text:span><text:span text:style-name="T1">];</text:span></text:p>
      <text:p text:style-name="P3"><text:tab/><text:tab/>}</text:p>
      <text:p text:style-name="P4"><text:soft-page-break/><text:span text:style-name="T1"><text:tab/><text:tab/></text:span><text:span text:style-name="T3">return</text:span><text:span text:style-name="T1"> </text:span><text:span text:style-name="T5">suma</text:span><text:span text:style-name="T1">;</text:span></text:p>
      <text:p text:style-name="P3"><text:tab/>}</text:p>
      <text:p text:style-name="P4"><text:span text:style-name="T1"><text:tab/></text:span><text:span text:style-name="T3">public</text:span><text:span text:style-name="T1"> </text:span><text:span text:style-name="T3">double</text:span><text:span text:style-name="T1"> getSuma() {</text:span></text:p>
      <text:p text:style-name="P4"><text:span text:style-name="T1"><text:tab/><text:tab/></text:span><text:span text:style-name="T3">return</text:span><text:span text:style-name="T1"> </text:span><text:span text:style-name="T5">suma</text:span><text:span text:style-name="T1">;</text:span></text:p>
      <text:p text:style-name="P3"><text:tab/>}</text:p>
      <text:p text:style-name="P4"><text:span text:style-name="T1"><text:tab/></text:span><text:span text:style-name="T3">public</text:span><text:span text:style-name="T1"> </text:span><text:span text:style-name="T3">double</text:span><text:span text:style-name="T1">[] getWeights() {</text:span></text:p>
      <text:p text:style-name="P4"><text:span text:style-name="T1"><text:tab/><text:tab/></text:span><text:span text:style-name="T3">return</text:span><text:span text:style-name="T1"> </text:span><text:span text:style-name="T5">weights</text:span><text:span text:style-name="T1">;</text:span></text:p>
      <text:p text:style-name="P3"><text:tab/>}</text:p>
      <text:p text:style-name="P4"><text:span text:style-name="T1"><text:tab/></text:span><text:span text:style-name="T3">public</text:span><text:span text:style-name="T1"> </text:span><text:span text:style-name="T3">void</text:span><text:span text:style-name="T1"> setWeight(</text:span><text:span text:style-name="T3">int</text:span><text:span text:style-name="T1"> </text:span><text:span text:style-name="T6">index</text:span><text:span text:style-name="T1">, </text:span><text:span text:style-name="T3">double</text:span><text:span text:style-name="T1"> </text:span><text:span text:style-name="T6">weight</text:span><text:span text:style-name="T1">) {</text:span></text:p>
      <text:p text:style-name="P4"><text:span text:style-name="T1"><text:tab/><text:tab/></text:span><text:span text:style-name="T3">this</text:span><text:span text:style-name="T1">.</text:span><text:span text:style-name="T5">weights</text:span><text:span text:style-name="T1">[</text:span><text:span text:style-name="T6">index</text:span><text:span text:style-name="T1">]=</text:span><text:span text:style-name="T6">weight</text:span><text:span text:style-name="T1">;</text:span></text:p>
      <text:p text:style-name="P3"><text:tab/>}</text:p>
      <text:p text:style-name="P4"><text:span text:style-name="T1"><text:tab/></text:span><text:span text:style-name="T3">public</text:span><text:span text:style-name="T1"> </text:span><text:span text:style-name="T3">void</text:span><text:span text:style-name="T1"> ucz(</text:span><text:span text:style-name="T3">double</text:span><text:span text:style-name="T1"> </text:span><text:span text:style-name="T6">wspolczynnikUczenia</text:span><text:span text:style-name="T1">, </text:span><text:span text:style-name="T3">double</text:span><text:span text:style-name="T1">[] </text:span><text:span text:style-name="T6">input</text:span><text:span text:style-name="T1">) {</text:span></text:p>
      <text:p text:style-name="P4"><text:span text:style-name="T1"><text:tab/><text:tab/></text:span><text:span text:style-name="T3">for</text:span><text:span text:style-name="T1">(</text:span><text:span text:style-name="T3">int</text:span><text:span text:style-name="T1"> </text:span><text:span text:style-name="T6">i</text:span><text:span text:style-name="T1">=0;</text:span><text:span text:style-name="T6">i</text:span><text:span text:style-name="T1">&lt;</text:span><text:span text:style-name="T5">weights</text:span><text:span text:style-name="T1">.</text:span><text:span text:style-name="T5">length</text:span><text:span text:style-name="T1">;</text:span><text:span text:style-name="T6">i</text:span><text:span text:style-name="T1">++) {</text:span></text:p>
      <text:p text:style-name="P4"><text:span text:style-name="T1"><text:tab/><text:tab/><text:tab/></text:span><text:span text:style-name="T5">weights</text:span><text:span text:style-name="T1">[</text:span><text:span text:style-name="T6">i</text:span><text:span text:style-name="T1">]=</text:span><text:span text:style-name="T5">weights</text:span><text:span text:style-name="T1">[</text:span><text:span text:style-name="T6">i</text:span><text:span text:style-name="T1">]+</text:span><text:span text:style-name="T6">wspolczynnikUczenia</text:span><text:span text:style-name="T1">*(</text:span><text:span text:style-name="T6">input</text:span><text:span text:style-name="T1">[</text:span><text:span text:style-name="T6">i</text:span><text:span text:style-name="T1">]-</text:span><text:span text:style-name="T5">weights</text:span><text:span text:style-name="T1">[</text:span><text:span text:style-name="T6">i</text:span><text:span text:style-name="T1">]);</text:span></text:p>
      <text:p text:style-name="P3"><text:tab/><text:tab/>}</text:p>
      <text:p text:style-name="P3"><text:tab/>}</text:p>
      <text:p text:style-name="P4"><text:span text:style-name="T1"><text:tab/></text:span><text:span text:style-name="T3">public</text:span><text:span text:style-name="T1"> </text:span><text:span text:style-name="T3">void</text:span><text:span text:style-name="T1"> setId(</text:span><text:span text:style-name="T3">int</text:span><text:span text:style-name="T1"> </text:span><text:span text:style-name="T6">id</text:span><text:span text:style-name="T1">) {</text:span></text:p>
      <text:p text:style-name="P4"><text:span text:style-name="T1"><text:tab/><text:tab/></text:span><text:span text:style-name="T3">this</text:span><text:span text:style-name="T1">.</text:span><text:span text:style-name="T5">id</text:span><text:span text:style-name="T1"> = </text:span><text:span text:style-name="T6">id</text:span><text:span text:style-name="T1">;</text:span></text:p>
      <text:p text:style-name="P3"><text:tab/>}</text:p>
      <text:p text:style-name="P4"><text:span text:style-name="T1"><text:tab/></text:span><text:span text:style-name="T3">public</text:span><text:span text:style-name="T1"> </text:span><text:span text:style-name="T3">int</text:span><text:span text:style-name="T1"> getId() {</text:span></text:p>
      <text:p text:style-name="P4"><text:span text:style-name="T1"><text:tab/><text:tab/></text:span><text:span text:style-name="T3">return</text:span><text:span text:style-name="T1"> </text:span><text:span text:style-name="T3">this</text:span><text:span text:style-name="T1">.</text:span><text:span text:style-name="T5">id</text:span><text:span text:style-name="T1">;</text:span></text:p>
      <text:p text:style-name="P3"><text:tab/>}</text:p>
      <text:p text:style-name="P3">}</text:p>
      <text:list xml:id="list37626719" text:continue-numbering="true" text:style-name="L1">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d</meta:initial-creator>
    <meta:creation-date>2017-12-21T16:16:21.15</meta:creation-date>
    <dc:date>2017-12-21T17:43:56.29</dc:date>
    <dc:creator>d d</dc:creator>
    <meta:editing-duration>PT1H27M31S</meta:editing-duration>
    <meta:editing-cycles>27</meta:editing-cycles>
    <meta:generator>OpenOffice/4.1.4$Win32 OpenOffice.org_project/414m5$Build-9788</meta:generator>
    <meta:document-statistic meta:table-count="0" meta:image-count="0" meta:object-count="0" meta:page-count="11" meta:paragraph-count="572" meta:word-count="4377" meta:character-count="23443"/>
  </office:meta>
</office:document-meta>
</file>